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Name">
      <style:text-properties fo:language="en" fo:country="US"/>
    </style:style>
    <style:style style:name="P2" style:family="paragraph" style:parent-style-name="Contact_20_Info">
      <style:text-properties fo:language="en" fo:country="US"/>
    </style:style>
    <style:style style:name="P3" style:family="paragraph" style:parent-style-name="Contact_20_Info">
      <style:text-properties fo:language="en" fo:country="US" officeooo:rsid="0002ee01" officeooo:paragraph-rsid="0002ee01"/>
    </style:style>
    <style:style style:name="P4" style:family="paragraph" style:parent-style-name="Date_20_and_20_Location">
      <style:paragraph-properties>
        <style:tab-stops>
          <style:tab-stop style:position="4.6252in"/>
          <style:tab-stop style:position="4.8126in"/>
          <style:tab-stop style:position="5.3752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5" style:family="paragraph" style:parent-style-name="Date_20_and_20_Location">
      <style:paragraph-properties>
        <style:tab-stops>
          <style:tab-stop style:position="4.5in"/>
          <style:tab-stop style:position="4.5626in"/>
          <style:tab-stop style:position="4.75in"/>
          <style:tab-stop style:position="5.1661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6" style:family="paragraph" style:parent-style-name="Date_20_and_20_Location">
      <style:paragraph-properties>
        <style:tab-stops>
          <style:tab-stop style:position="4.5in"/>
          <style:tab-stop style:position="4.6252in"/>
          <style:tab-stop style:position="4.75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7" style:family="paragraph" style:parent-style-name="Date_20_and_20_Location">
      <style:paragraph-properties>
        <style:tab-stops>
          <style:tab-stop style:position="4.75in"/>
          <style:tab-stop style:position="5.5626in"/>
          <style:tab-stop style:position="7.6272in"/>
          <style:tab-stop style:position="9in" style:type="right"/>
        </style:tab-stops>
      </style:paragraph-properties>
    </style:style>
    <style:style style:name="P8" style:family="paragraph" style:parent-style-name="Date_20_and_20_Location">
      <style:paragraph-properties>
        <style:tab-stops>
          <style:tab-stop style:position="4.5in"/>
          <style:tab-stop style:position="4.8126in"/>
          <style:tab-stop style:position="8.7098in" style:type="right"/>
          <style:tab-stop style:position="8.7673in"/>
        </style:tab-stops>
      </style:paragraph-properties>
    </style:style>
    <style:style style:name="P9" style:family="paragraph" style:parent-style-name="Date_20_and_20_Location">
      <style:paragraph-properties>
        <style:tab-stops>
          <style:tab-stop style:position="3.9374in"/>
          <style:tab-stop style:position="4.75in"/>
          <style:tab-stop style:position="8.7098in" style:type="right"/>
        </style:tab-stops>
      </style:paragraph-properties>
    </style:style>
    <style:style style:name="P10" style:family="paragraph" style:parent-style-name="Date_20_and_20_Location">
      <style:paragraph-properties>
        <style:tab-stops>
          <style:tab-stop style:position="3.9374in"/>
          <style:tab-stop style:position="5.5in"/>
          <style:tab-stop style:position="7.6272in"/>
          <style:tab-stop style:position="9in" style:type="right"/>
        </style:tab-stops>
      </style:paragraph-properties>
      <style:text-properties officeooo:paragraph-rsid="0002ee01"/>
    </style:style>
    <style:style style:name="P11" style:family="paragraph" style:parent-style-name="Date_20_and_20_Location">
      <style:paragraph-properties>
        <style:tab-stops>
          <style:tab-stop style:position="3.9374in"/>
          <style:tab-stop style:position="5.5in"/>
          <style:tab-stop style:position="7.6272in"/>
          <style:tab-stop style:position="9in" style:type="right"/>
        </style:tab-stops>
      </style:paragraph-properties>
      <style:text-properties officeooo:paragraph-rsid="000c4f9c"/>
    </style:style>
    <style:style style:name="P12" style:family="paragraph" style:parent-style-name="Job_20_Title">
      <style:paragraph-properties fo:margin-left="1.5in" fo:margin-right="0in" fo:text-align="start" style:justify-single-word="false" fo:orphans="2" fo:widows="2" fo:hyphenation-ladder-count="no-limit" fo:text-indent="0in" style:auto-text-indent="false" style:writing-mode="lr-tb"/>
      <style:text-properties fo:font-size="8pt" fo:letter-spacing="0.0071in" officeooo:rsid="0002ee01" officeooo:paragraph-rsid="0002ee01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13" style:family="paragraph" style:parent-style-name="Job_20_Title">
      <style:paragraph-properties fo:margin-left="1.5in" fo:margin-right="0in" fo:text-align="start" style:justify-single-word="false" fo:orphans="2" fo:widows="2" fo:hyphenation-ladder-count="no-limit" fo:text-indent="0in" style:auto-text-indent="false" style:writing-mode="lr-tb"/>
      <style:text-properties fo:font-size="8pt" fo:letter-spacing="0.0071in" officeooo:rsid="000e1e26" officeooo:paragraph-rsid="000e1e26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14" style:family="paragraph" style:parent-style-name="Objective">
      <style:text-properties officeooo:rsid="000be7ff" officeooo:paragraph-rsid="000be7ff"/>
    </style:style>
    <style:style style:name="P15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  <style:text-properties fo:letter-spacing="normal" style:language-asian="en" style:country-asian="US"/>
    </style:style>
    <style:style style:name="P16" style:family="paragraph" style:parent-style-name="Achievements" style:list-style-name="WW8Num1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</style:style>
    <style:style style:name="P17" style:family="paragraph" style:parent-style-name="Achievements" style:list-style-name="WW8Num2">
      <style:paragraph-properties>
        <style:tab-stops>
          <style:tab-stop style:position="-0.25in"/>
          <style:tab-stop style:position="1.5in"/>
          <style:tab-stop style:position="3.5in"/>
        </style:tab-stops>
      </style:paragraph-properties>
    </style:style>
    <style:style style:name="P18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officeooo:paragraph-rsid="000c4f9c" fo:hyphenate="false" fo:hyphenation-remain-char-count="2" fo:hyphenation-push-char-count="2"/>
    </style:style>
    <style:style style:name="P19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officeooo:paragraph-rsid="0004cc18" fo:hyphenate="false" fo:hyphenation-remain-char-count="2" fo:hyphenation-push-char-count="2"/>
    </style:style>
    <style:style style:name="P20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officeooo:rsid="000e1e26" officeooo:paragraph-rsid="000e1e26" fo:hyphenate="false" fo:hyphenation-remain-char-count="2" fo:hyphenation-push-char-count="2"/>
    </style:style>
    <style:style style:name="P21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fo:font-variant="normal" fo:text-transform="none" fo:color="#000000" style:text-line-through-style="none" style:text-line-through-type="none" style:font-name="Tahoma1" fo:font-size="8pt" fo:letter-spacing="normal" fo:language="en" fo:country="US" fo:font-style="normal" style:text-underline-style="none" fo:font-weight="normal" officeooo:rsid="0004cc18" officeooo:paragraph-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2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fo:font-variant="normal" fo:text-transform="none" fo:color="#000000" style:text-line-through-style="none" style:text-line-through-type="none" style:font-name="Tahoma" fo:font-size="8pt" fo:letter-spacing="normal" fo:language="en" fo:country="US" fo:font-style="normal" style:text-underline-style="none" fo:font-weight="normal" officeooo:rsid="00068488" officeooo:paragraph-rsid="0006848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3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style:font-name="Tahoma" fo:font-size="8pt" officeooo:paragraph-rsid="0004cc18" style:font-size-asian="8pt" style:font-size-complex="8pt" fo:hyphenate="false" fo:hyphenation-remain-char-count="2" fo:hyphenation-push-char-count="2"/>
    </style:style>
    <style:style style:name="P24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fo:color="#000000" style:text-line-through-style="none" style:text-line-through-type="none" style:font-name="Tahoma" fo:font-size="8pt" fo:letter-spacing="0.0071in" fo:language="en" fo:country="US" style:text-underline-style="none" officeooo:paragraph-rsid="000b3cd6" fo:background-color="transparent" style:font-name-asian="Tahoma1" style:font-size-asian="8pt" style:language-asian="zh" style:country-asian="CN" style:font-name-complex="Tahoma1" style:font-size-complex="8pt" style:language-complex="ar" style:country-complex="SA" fo:hyphenate="false" fo:hyphenation-remain-char-count="2" fo:hyphenation-push-char-count="2"/>
    </style:style>
    <style:style style:name="P25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fo:color="#000000" style:text-line-through-style="none" style:text-line-through-type="none" style:font-name="Tahoma" fo:font-size="8pt" fo:letter-spacing="0.0071in" fo:language="en" fo:country="US" style:text-underline-style="none" fo:font-weight="normal" officeooo:rsid="000b3cd6" officeooo:paragraph-rsid="000b3cd6" fo:background-color="transparent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26" style:family="paragraph" style:parent-style-name="Achievements" style:list-style-name="WW8Num1">
      <style:paragraph-properties fo:margin-top="0.0417in" fo:margin-bottom="0.0417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25in"/>
          <style:tab-stop style:position="1.5in"/>
          <style:tab-stop style:position="3.5in"/>
        </style:tab-stops>
      </style:paragraph-properties>
      <style:text-properties officeooo:rsid="0010b6cc" officeooo:paragraph-rsid="0010b6cc" fo:hyphenate="false" fo:hyphenation-remain-char-count="2" fo:hyphenation-push-char-count="2"/>
    </style:style>
    <style:style style:name="P27" style:family="paragraph" style:parent-style-name="Achievements">
      <style:paragraph-properties fo:margin-left="1.75in" fo:margin-right="0in" fo:text-indent="-0.25in" style:auto-text-indent="false">
        <style:tab-stops>
          <style:tab-stop style:position="-0.25in"/>
          <style:tab-stop style:position="1.5in"/>
          <style:tab-stop style:position="3.25in"/>
          <style:tab-stop style:position="5.25in"/>
        </style:tab-stops>
      </style:paragraph-properties>
    </style:style>
    <style:style style:name="P28" style:family="paragraph" style:parent-style-name="Contact_20_Info" style:master-page-name="Standard">
      <style:paragraph-properties style:page-number="auto"/>
    </style:style>
    <style:style style:name="P29" style:family="paragraph" style:parent-style-name="Date_20_and_20_Location">
      <style:paragraph-properties>
        <style:tab-stops>
          <style:tab-stop style:position="3.9374in"/>
          <style:tab-stop style:position="5.5in"/>
          <style:tab-stop style:position="7.6272in"/>
          <style:tab-stop style:position="9in" style:type="right"/>
        </style:tab-stops>
      </style:paragraph-properties>
      <style:text-properties officeooo:paragraph-rsid="000c4f9c"/>
    </style:style>
    <style:style style:name="P30" style:family="paragraph" style:parent-style-name="Date_20_and_20_Location">
      <style:paragraph-properties>
        <style:tab-stops>
          <style:tab-stop style:position="3.9374in"/>
          <style:tab-stop style:position="5.5in"/>
          <style:tab-stop style:position="7.6272in"/>
          <style:tab-stop style:position="9in" style:type="right"/>
        </style:tab-stops>
      </style:paragraph-properties>
      <style:text-properties officeooo:paragraph-rsid="0010b6cc"/>
    </style:style>
    <style:style style:name="P31" style:family="paragraph" style:parent-style-name="Job_20_Title">
      <style:paragraph-properties fo:margin-left="1.5in" fo:margin-right="0in" fo:text-align="start" style:justify-single-word="false" fo:orphans="2" fo:widows="2" fo:hyphenation-ladder-count="no-limit" fo:text-indent="0in" style:auto-text-indent="false" style:writing-mode="lr-tb"/>
      <style:text-properties fo:font-size="8pt" fo:letter-spacing="0.0071in" officeooo:rsid="0010b6cc" officeooo:paragraph-rsid="0010b6cc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T1" style:family="text">
      <style:text-properties officeooo:rsid="00003da2"/>
    </style:style>
    <style:style style:name="T2" style:family="text">
      <style:text-properties officeooo:rsid="00024f70"/>
    </style:style>
    <style:style style:name="T3" style:family="text">
      <style:text-properties fo:font-variant="normal" fo:text-transform="none" fo:letter-spacing="normal" fo:font-style="normal" fo:font-weight="normal" officeooo:rsid="0009728b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0b3cd6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ahoma1" fo:font-size="8pt" fo:letter-spacing="normal" fo:language="en" fo:country="US" fo:font-style="normal" style:text-underline-style="none" fo:font-weight="normal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ahoma1" fo:font-size="8pt" fo:letter-spacing="normal" fo:language="en" fo:country="US" fo:font-style="normal" style:text-underline-style="none" fo:font-weight="normal" officeooo:rsid="001b1462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ahoma1" fo:font-size="8pt" fo:letter-spacing="normal" fo:language="en" fo:country="US" fo:font-style="normal" style:text-underline-style="none" fo:font-weight="normal" officeooo: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ahoma1" fo:font-size="8pt" fo:letter-spacing="normal" fo:language="en" fo:country="US" fo:font-style="normal" style:text-underline-style="none" fo:font-weight="normal" officeooo:rsid="000e1e26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7db1" style:font-weight-asian="normal" style:font-weight-complex="normal"/>
    </style:style>
    <style:style style:name="T12" style:family="text">
      <style:text-properties fo:font-weight="normal" officeooo:rsid="0002ee01" style:font-weight-asian="normal" style:font-weight-complex="normal"/>
    </style:style>
    <style:style style:name="T13" style:family="text">
      <style:text-properties fo:font-weight="normal" officeooo:rsid="0004cc18" style:font-weight-asian="normal" style:font-weight-complex="normal"/>
    </style:style>
    <style:style style:name="T14" style:family="text">
      <style:text-properties fo:font-weight="normal" officeooo:rsid="000b3cd6" style:font-weight-asian="normal" style:font-weight-complex="normal"/>
    </style:style>
    <style:style style:name="T15" style:family="text">
      <style:text-properties fo:color="#000000" style:font-name="Tahoma1" fo:font-size="8pt" fo:font-weight="normal" style:font-name-asian="Tahoma1" style:font-size-asian="8pt" style:font-weight-asian="normal" style:font-name-complex="Tahoma1" style:font-size-complex="8pt" style:font-weight-complex="normal"/>
    </style:style>
    <style:style style:name="T16" style:family="text">
      <style:text-properties fo:color="#000000" style:font-name="Tahoma1" fo:font-size="8pt" fo:font-weight="normal" officeooo:rsid="00197db1" style:font-name-asian="Tahoma1" style:font-size-asian="8pt" style:font-weight-asian="normal" style:font-name-complex="Tahoma1" style:font-size-complex="8pt" style:font-weight-complex="normal"/>
    </style:style>
    <style:style style:name="T17" style:family="text">
      <style:text-properties fo:color="#000000" style:font-name="Tahoma1" fo:font-size="8pt" fo:font-weight="normal" officeooo:rsid="001b1462" style:font-name-asian="Tahoma1" style:font-size-asian="8pt" style:font-weight-asian="normal" style:font-name-complex="Tahoma1" style:font-size-complex="8pt" style:font-weight-complex="normal"/>
    </style:style>
    <style:style style:name="T18" style:family="text">
      <style:text-properties fo:color="#000000" style:font-name="Tahoma1" fo:font-size="8pt" fo:font-weight="normal" officeooo:rsid="0002ee01" style:font-name-asian="Tahoma1" style:font-size-asian="8pt" style:font-weight-asian="normal" style:font-name-complex="Tahoma1" style:font-size-complex="8pt" style:font-weight-complex="normal"/>
    </style:style>
    <style:style style:name="T19" style:family="text">
      <style:text-properties fo:color="#000000" style:font-name="Tahoma1" fo:font-size="8pt" fo:font-weight="normal" officeooo:rsid="000c4f9c" style:font-name-asian="Tahoma1" style:font-size-asian="8pt" style:font-weight-asian="normal" style:font-name-complex="Tahoma1" style:font-size-complex="8pt" style:font-weight-complex="normal"/>
    </style:style>
    <style:style style:name="T20" style:family="text">
      <style:text-properties fo:color="#000000" style:font-name="Tahoma1" fo:font-size="8pt" fo:font-weight="normal" officeooo:rsid="0010b6cc" style:font-name-asian="Tahoma1" style:font-size-asian="8pt" style:font-weight-asian="normal" style:font-name-complex="Tahoma1" style:font-size-complex="8pt" style:font-weight-complex="normal"/>
    </style:style>
    <style:style style:name="T21" style:family="text">
      <style:text-properties fo:color="#000000" style:font-name="Tahoma1" fo:font-size="8pt" fo:letter-spacing="0.0071in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22" style:family="text">
      <style:text-properties fo:color="#000000" style:font-name="Tahoma1" fo:font-size="8pt" fo:letter-spacing="0.0071in" fo:font-weight="normal" officeooo:rsid="000e1e26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23" style:family="text">
      <style:text-properties officeooo:rsid="000be7ff"/>
    </style:style>
    <style:style style:name="T24" style:family="text">
      <style:text-properties officeooo:rsid="000ef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rasileiro, Solteiro, 2<text:span text:style-name="T23">9</text:span> anos.</text:p>
      <text:p text:style-name="Contact_20_Info">Alameda Sarutaiá 186 – AP. 112 - São Paulo/SP</text:p>
      <text:p text:style-name="P2">(11) <text:span text:style-name="T2">9 </text:span>9295-9710</text:p>
      <text:p text:style-name="P2">victor.westmann@gmail.com</text:p>
      <text:p text:style-name="P3">about.me/victorwestmann</text:p>
      <text:p text:style-name="P1">Victor Westmann</text:p>
      <text:p text:style-name="Section_20_Title">Objetivos</text:p>
      <text:p text:style-name="P14"><text:span text:style-name="T1">A</text:span>tuar como programador de aplicações client-server e de aplicações desktop.</text:p>
      <text:p text:style-name="Section_20_Title">Experiência</text:p>
      <text:p text:style-name="P30"><text:span text:style-name="T19">Siemens-Enterprise</text:span><text:span text:style-name="T16"> (</text:span><text:span text:style-name="T19">Lapa</text:span><text:span text:style-name="T16">, SP) <text:tab/></text:span><text:span text:style-name="T19">0</text:span><text:span text:style-name="T20">9</text:span><text:span text:style-name="T16">/</text:span><text:span text:style-name="T17">201</text:span><text:span text:style-name="T20">4</text:span><text:span text:style-name="T16"> </text:span><text:span text:style-name="T18">a</text:span><text:span text:style-name="T19">té </text:span><text:span text:style-name="T20">hoje</text:span></text:p>
      <text:p text:style-name="P31">Gerente de Projetos</text:p>
      <text:list xml:id="list7346968428478594352" text:style-name="WW8Num1">
        <text:list-item>
          <text:p text:style-name="P26"><text:span text:style-name="T6">C</text:span><text:span text:style-name="T5">oordenar visitas a clientes, preparar material de treinamentos, verificar se soluções se adequam a clientes.</text:span></text:p>
        </text:list-item>
        <text:list-item>
          <text:p text:style-name="P26"><text:span text:style-name="T5">Coordenar o time de treinamentos.</text:span></text:p>
        </text:list-item>
      </text:list>
      <text:p text:style-name="P11"><text:span text:style-name="T19"/></text:p>
      <text:p text:style-name="P11"><text:span text:style-name="T19">Siemens-Enterprise</text:span><text:span text:style-name="T16"> (</text:span><text:span text:style-name="T19">Lapa</text:span><text:span text:style-name="T16">, SP) <text:tab/></text:span><text:span text:style-name="T19">03</text:span><text:span text:style-name="T16">/</text:span><text:span text:style-name="T17">201</text:span><text:span text:style-name="T19">3</text:span><text:span text:style-name="T16"> </text:span><text:span text:style-name="T18">a</text:span><text:span text:style-name="T19">té </text:span><text:span text:style-name="T20">06/2014</text:span></text:p>
      <text:p text:style-name="P13">Analista de Suporte</text:p>
      <text:list xml:id="list122136677792343" text:continue-numbering="true" text:style-name="WW8Num1">
        <text:list-item>
          <text:p text:style-name="P18"><text:span text:style-name="T7">Responsável por </text:span><text:span text:style-name="T8">resolver tickets sobre problemas de clientes norte americanos relacionados à aplicação OpenSscape ContactCenter</text:span><text:span text:style-name="T6">.</text:span></text:p>
        </text:list-item>
        <text:list-item>
          <text:p text:style-name="P20"><text:span text:style-name="T6">C</text:span><text:span text:style-name="T5">riei uma wiki para organizar informações do meu time.</text:span></text:p>
        </text:list-item>
      </text:list>
      <text:p text:style-name="P10"><text:span text:style-name="T16">Accenture – </text:span><text:span text:style-name="T17">TIM </text:span><text:span text:style-name="T16">(Barueri, SP) <text:tab/></text:span><text:span text:style-name="T17">4</text:span><text:span text:style-name="T16">/</text:span><text:span text:style-name="T17">2012</text:span><text:span text:style-name="T16"> </text:span><text:span text:style-name="T18">a</text:span><text:span text:style-name="T16"> </text:span><text:span text:style-name="T17">6</text:span><text:span text:style-name="T16">/2012</text:span></text:p>
      <text:p text:style-name="P12">Analista de Testes</text:p>
      <text:list xml:id="list122136994462024" text:continue-numbering="true" text:style-name="WW8Num1">
        <text:list-item>
          <text:p text:style-name="P19"><text:span text:style-name="T7">Responsável por testes de regressão para implantação do 9º dígito em celulares nos municípios de </text:span><text:span text:style-name="T6">São Paulo, Santo André, São Bernardo, São Caetano </text:span><text:span text:style-name="T7">e</text:span><text:span text:style-name="T6"> Diadema.</text:span></text:p>
        </text:list-item>
      </text:list>
      <text:p text:style-name="P10"><text:span text:style-name="T16">Accenture – Vale </text:span><text:span text:style-name="T10">(</text:span><text:span text:style-name="T11">Barueri</text:span><text:span text:style-name="T10">, SP) <text:tab/></text:span><text:span text:style-name="T11">10</text:span><text:span text:style-name="T10">/20</text:span><text:span text:style-name="T11">11</text:span><text:span text:style-name="T10"> </text:span><text:span text:style-name="T12">a</text:span><text:span text:style-name="T10"> </text:span><text:span text:style-name="T11">3</text:span><text:span text:style-name="T10">/201</text:span><text:span text:style-name="T11">2</text:span></text:p>
      <text:p text:style-name="P12">Analista de Negócios</text:p>
      <text:list xml:id="list122137360619798" text:continue-numbering="true" text:style-name="WW8Num1">
        <text:list-item>
          <text:p text:style-name="P21">Responsável pelo controle de inventário de sistemas que era crítico para a empresa para o controle de sistemas novos e para a substituição de aplicações críticas e de sistemas legados.</text:p>
        </text:list-item>
        <text:list-item>
          <text:p text:style-name="P21">Responsável por garantir toda a documentação necessária para a implantação de softwares e subida para produção e da alta qualidade de sistemas.</text:p>
        </text:list-item>
        <text:list-item>
          <text:p text:style-name="P23"><text:span text:style-name="T9">Ministrei workshop e treinamento da ferramenta IBM Rational ClearCase para aproximadamente 60 pessoas da minha equipe, capacitando-as a lidar com a manipulação de artefatos e de códigos-fonte no seu dia-a-dia para maior controle sobre versões de documentos e códigos-fonte e para maior segurança(backup).</text:span> </text:p>
        </text:list-item>
      </text:list>
      <text:p text:style-name="P10"><text:span text:style-name="T16">Accenture – Bristol Myers Squibb (</text:span><text:span text:style-name="T11">Barueri</text:span><text:span text:style-name="T10">, SP) </text:span><text:span text:style-name="T11">9</text:span><text:span text:style-name="T10">/20</text:span><text:span text:style-name="T11">10</text:span><text:span text:style-name="T10"> </text:span><text:span text:style-name="T13">a</text:span><text:span text:style-name="T10"> </text:span><text:span text:style-name="T11">9</text:span><text:span text:style-name="T10">/201</text:span><text:span text:style-name="T11">1</text:span></text:p>
      <text:p text:style-name="P12">Programador Jr</text:p>
      <text:list xml:id="list122135707246868" text:continue-numbering="true" text:style-name="WW8Num1">
        <text:list-item>
          <text:p text:style-name="P22">Pedidos de suporte e tickets de Help desk para realizar branches, merges, labeling, realizar migrações, treinamentos, testes e soluções de problemas do dia-a-dia. Incluindo documentação completa de processos, condução de análise de impactos baseada em configuração de gerenciamento de processos.</text:p>
        </text:list-item>
        <text:list-item>
          <text:p text:style-name="P24"><text:span text:style-name="T3">Suporte ClearCase: melhorias contínuas </text:span><text:span text:style-name="T4">para criar scripts de automação de processos, tanto em Perl quanto em shell Unix. Manutenção de documentação, alimentação de base de conhecimento, melhores práticas, FAQ, instruções de uso e templates.</text:span><text:span text:style-name="T10"><text:line-break/></text:span><text:span text:style-name="T14">Administrador ClearCase lida com um grande volume de pedidos.</text:span></text:p>
        </text:list-item>
        <text:list-item>
          <text:p text:style-name="P25">Geralmente os pedidos de suporte exigem cuidadosa investigação e costumam ser bastante complexos. Precisam ser estimados e priorizados. Tudo isso respeitando uma SLA restrita. Clientes e usuários <text:s/>neste projeto tem uma aceitação baixíssima a erros.</text:p>
        </text:list-item>
      </text:list>
      <text:p text:style-name="P4">Level Up! <text:s text:c="2"/>(São Paulo, SP) <text:tab/> <text:s/>2/2009 a 6/2010</text:p>
      <text:p text:style-name="Job_20_Title">Assistente de Projetos</text:p>
      <text:list xml:id="list122135789817464" text:continue-numbering="true" text:style-name="WW8Num1">
        <text:list-item>
          <text:p text:style-name="P15"><text:soft-page-break/>Pesquisas, testes de jogos online (MMORPG, FPS, MOBA, RTS) e geração de relatórios para o mercado brasileiro para auxiliar decisões estratégicas da empresa.</text:p>
        </text:list-item>
      </text:list>
      <text:p text:style-name="P5">Mapatrans <text:s text:c="2"/>(São Paulo, SP) <text:tab/> <text:s/>10/2005 a 12/2008</text:p>
      <text:p text:style-name="Job_20_Title">Programador</text:p>
      <text:list xml:id="list122136281385890" text:continue-numbering="true" text:style-name="WW8Num1">
        <text:list-item>
          <text:p text:style-name="P16">Responsável pela reformulação da interface gráfica dos sistemas legados melhorando sua eficiência e usabilidade.</text:p>
        </text:list-item>
        <text:list-item>
          <text:p text:style-name="P16">Soluções em softwares livres.</text:p>
        </text:list-item>
        <text:list-item>
          <text:p text:style-name="P16">Desenvolvimento de relatórios gerenciais.</text:p>
        </text:list-item>
        <text:list-item>
          <text:p text:style-name="P16">Melhoria de performance de processos internos.</text:p>
        </text:list-item>
        <text:list-item>
          <text:p text:style-name="P16">Identidade visual dos softwares principais da companhia foi reforçada fortemente.</text:p>
        </text:list-item>
        <text:list-item>
          <text:p text:style-name="P16">Responsável pela criação e implementação de treinamentos e demonstrações.</text:p>
        </text:list-item>
      </text:list>
      <text:p text:style-name="P6">n4web <text:s text:c="7"/>(São Paulo, SP) <text:tab/> <text:s/>6/2003 a 6/2004</text:p>
      <text:p text:style-name="Job_20_Title">Estagiário</text:p>
      <text:list xml:id="list122135879598610" text:continue-numbering="true" text:style-name="WW8Num1">
        <text:list-item>
          <text:p text:style-name="P16">Responsável por pequenos trabalhos referentes à edição de websites de clientes.</text:p>
        </text:list-item>
      </text:list>
      <text:p text:style-name="P7">Work Image (São Paulo, SP) <text:tab/>3/1999 a 9/1999</text:p>
      <text:p text:style-name="Job_20_Title">Estagiário</text:p>
      <text:list xml:id="list122136858184733" text:continue-numbering="true" text:style-name="WW8Num1">
        <text:list-item>
          <text:p text:style-name="P16">Responsável pela reformulação do website da empresa e por documentação de processos.</text:p>
        </text:list-item>
      </text:list>
      <text:p text:style-name="Section_20_Title">Habilidades</text:p>
      <text:p text:style-name="Date_20_and_20_Location">Inglês: fluente.</text:p>
      <text:p text:style-name="Date_20_and_20_Location">Alemão: intermediário.</text:p>
      <text:p text:style-name="Date_20_and_20_Location">Espanhol: básico.</text:p>
      <text:p text:style-name="Date_20_and_20_Location">HTML/XHTML: avançado.</text:p>
      <text:p text:style-name="Date_20_and_20_Location">Conhecimentos em CSS, SQL, Java, <text:span text:style-name="T24">Pascal/Delphi</text:span>.</text:p>
      <text:p text:style-name="Section_20_Title">Educação</text:p>
      <text:p text:style-name="P8">Universidade Presbiteriana Mackenzie (São Paulo, SP) <text:tab/> <text:s/>2004 a 6/2009</text:p>
      <text:list xml:id="list4371050777617620196" text:style-name="WW8Num2">
        <text:list-item>
          <text:p text:style-name="P17">Graduado em Sistemas de Informação.</text:p>
        </text:list-item>
      </text:list>
      <text:p text:style-name="P9">Visconde de Porto Seguro Unidade II (Valinhos, SP) <text:tab/> <text:s/>1999 a 2002</text:p>
      <text:list xml:id="list907429085156679553" text:style-name="WW8Num3">
        <text:list-item>
          <text:p text:style-name="P27">Segundo grau completo.</text:p>
        </text:list-item>
      </text:list>
      <text:p text:style-name="Section_20_Title">Interesses</text:p>
      <text:p text:style-name="Date_20_and_20_Location">Software livre, computação gráfica, usabilidade, design e interfaces 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margin-top="0.0417in" fo:margin-bottom="0.0417in" loext:contextual-spacing="false" fo:orphans="2" fo:widows="2" fo:hyphenation-ladder-count="no-limit" fo:text-indent="0in" style:auto-text-indent="false" style:writing-mode="lr-tb"/>
      <style:text-properties style:use-window-font-color="true" style:font-name="Tahoma" fo:font-family="Tahoma" style:font-family-generic="swiss" style:font-pitch="variable" fo:font-size="8pt" fo:letter-spacing="0.0071in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itle" style:family="paragraph" style:parent-style-name="Título1" style:next-style-name="Subtitle" style:class="chapter"/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exto_20_de_20_balão" style:display-name="Texto de balão" style:family="paragraph" style:parent-style-name="Standard"/>
    <style:style style:name="Name" style:family="paragraph" style:next-style-name="Standard">
      <style:paragraph-properties fo:margin-top="0.25in" fo:margin-bottom="0.3055in" loext:contextual-spacing="false" style:line-height-at-least="0.1665in" fo:orphans="2" fo:widows="2" fo:hyphenation-ladder-count="no-limit"/>
      <style:text-properties fo:color="#999999" style:font-name="Tahoma" fo:font-family="Tahoma" style:font-family-generic="swiss" style:font-pitch="variable" fo:font-size="24pt" fo:letter-spacing="0.0071in" fo:language="pt" fo:country="BR" style:font-name-asian="Arial" style:font-family-asian="Arial" style:font-family-generic-asian="swiss" style:font-pitch-asian="variable" style:font-size-asian="24pt" style:font-name-complex="Tahoma" style:font-family-complex="Tahoma" style:font-family-generic-complex="swiss" style:font-pitch-complex="variable" style:font-size-complex="24pt" style:language-complex="ar" style:country-complex="SA" fo:hyphenate="false" fo:hyphenation-remain-char-count="2" fo:hyphenation-push-char-count="2"/>
    </style:style>
    <style:style style:name="Section_20_Title" style:display-name="Section Title" style:family="paragraph">
      <style:paragraph-properties fo:margin-top="0.111in" fo:margin-bottom="0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c0c0c0"/>
      <style:text-properties style:use-window-font-color="true" style:font-name="Tahoma" fo:font-family="Tahoma" style:font-family-generic="swiss" style:font-pitch="variable" fo:font-size="8pt" fo:letter-spacing="0.0071in" fo:language="pt" fo:country="BR" style:font-name-asian="Arial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Contact_20_Info" style:display-name="Contact Info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8pt" fo:letter-spacing="0.0071in" fo:language="pt" fo:country="BR" style:font-name-asian="Arial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 fo:hyphenate="false" fo:hyphenation-remain-char-count="2" fo:hyphenation-push-char-count="2"/>
    </style:style>
    <style:style style:name="Job_20_Title" style:display-name="Job Title" style:family="paragraph" style:parent-style-name="Standard">
      <style:paragraph-properties fo:margin-top="0in" fo:margin-bottom="0.0417in" loext:contextual-spacing="false"/>
      <style:text-properties fo:color="#808080" fo:language="pt" fo:country="BR"/>
    </style:style>
    <style:style style:name="Achievements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-0.25in"/>
        </style:tab-stops>
      </style:paragraph-properties>
      <style:text-properties fo:language="pt" fo:country="BR"/>
    </style:style>
    <style:style style:name="Date_20_and_20_Location" style:display-name="Date and Location" style:family="paragraph" style:parent-style-name="Standard">
      <style:paragraph-properties fo:margin-top="0.111in" fo:margin-bottom="0.0417in" loext:contextual-spacing="false">
        <style:tab-stops>
          <style:tab-stop style:position="5.5in"/>
          <style:tab-stop style:position="9in" style:type="right"/>
        </style:tab-stops>
      </style:paragraph-properties>
      <style:text-properties fo:language="pt" fo:country="BR"/>
    </style:style>
    <style:style style:name="Objective" style:family="paragraph" style:parent-style-name="Standard">
      <style:paragraph-properties fo:margin-top="0.0417in" fo:margin-bottom="0.139in" loext:contextual-spacing="false"/>
      <style:text-properties fo:language="pt" fo:country="BR"/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999999"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8Num2z0" style:family="text">
      <style:text-properties fo:color="#999999"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8Num3z0" style:family="text">
      <style:text-properties fo:color="#999999"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WW8Num4z0" style:family="text">
      <style:text-properties fo:color="#999999"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5098in" fo:margin-left="1in" fo:margin-right="1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ctorWestmannCV_ptBR</dc:title>
    <meta:initial-creator>Victor</meta:initial-creator>
    <meta:creation-date>2010-10-21T09:17:00</meta:creation-date>
    <dc:date>2015-09-01T12:21:34.634000000</dc:date>
    <meta:print-date>2008-09-11T17:15:00</meta:print-date>
    <meta:editing-cycles>18</meta:editing-cycles>
    <meta:editing-duration>PT2H10M28S</meta:editing-duration>
    <meta:generator>LibreOffice/5.0.0.5$Windows_x86 LibreOffice_project/1b1a90865e348b492231e1c451437d7a15bb262b</meta:generator>
    <dc:description>Este é o meu CV.</dc:description>
    <meta:keyword>CV</meta:keyword>
    <meta:keyword>Curriculum Vitae</meta:keyword>
    <meta:keyword>VictorWestmann</meta:keyword>
    <dc:subject>Curriculum</dc:subject>
    <meta:document-statistic meta:table-count="0" meta:image-count="0" meta:object-count="0" meta:page-count="2" meta:paragraph-count="60" meta:word-count="567" meta:character-count="3931" meta:non-whitespace-character-count="3409"/>
    <meta:user-defined meta:name="_TemplateID">TC063694991046</meta:user-defined>
  </office:meta>
</office:document-meta>
</file>